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omic Sans MS" svg:font-family="'Comic Sans MS'" style:font-family-generic="script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mic Sans MS" fo:font-size="18pt" fo:font-weight="normal" officeooo:rsid="001bbe05" officeooo:paragraph-rsid="001bbe05" style:font-size-asian="15.75pt" style:font-weight-asian="normal" style:font-size-complex="18pt" style:font-weight-complex="normal"/>
    </style:style>
    <style:style style:name="P2" style:family="paragraph" style:parent-style-name="Standard" style:list-style-name="L3">
      <style:paragraph-properties fo:text-align="start" style:justify-single-word="false"/>
      <style:text-properties officeooo:paragraph-rsid="001cd34b"/>
    </style:style>
    <style:style style:name="P3" style:family="paragraph" style:parent-style-name="Standard">
      <style:paragraph-properties fo:text-align="start" style:justify-single-word="false"/>
      <style:text-properties style:font-name="C059" fo:font-size="22pt" fo:font-weight="bold" officeooo:rsid="001bbe05" officeooo:paragraph-rsid="001bbe0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059" fo:font-size="9pt" fo:font-weight="bold" officeooo:rsid="001bbe05" officeooo:paragraph-rsid="001bbe05" style:font-size-asian="7.84999990463257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059" fo:font-size="18pt" fo:font-weight="bold" officeooo:rsid="001bbe05" officeooo:paragraph-rsid="001bbe0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059" fo:font-size="18pt" fo:font-weight="normal" officeooo:rsid="001cd34b" officeooo:paragraph-rsid="001cd34b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059" fo:font-size="18pt" fo:font-weight="normal" officeooo:rsid="001bbe05" officeooo:paragraph-rsid="001bbe05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059" fo:font-size="18pt" fo:font-weight="normal" officeooo:rsid="001bbe05" officeooo:paragraph-rsid="001cd34b" style:font-size-asian="15.75pt" style:font-weight-asian="normal" style:font-size-complex="18pt" style:font-weight-complex="normal"/>
    </style:style>
    <style:style style:name="T1" style:family="text">
      <style:text-properties fo:font-weight="normal" officeooo:rsid="001cd34b" style:font-weight-asian="normal" style:font-weight-complex="normal"/>
    </style:style>
    <style:style style:name="T2" style:family="text">
      <style:text-properties officeooo:rsid="001cd34b"/>
    </style:style>
    <style:style style:name="T3" style:family="text">
      <style:text-properties style:font-name="C059" fo:font-size="18pt" fo:font-weight="normal" officeooo:rsid="001cd34b" style:font-size-asian="15.75pt" style:font-weight-asian="normal" style:font-size-complex="18pt" style:font-weight-complex="normal"/>
    </style:style>
    <style:style style:name="T4" style:family="text">
      <style:text-properties style:font-name="C059" fo:font-size="18pt" fo:font-weight="normal" officeooo:rsid="001bbe05" style:font-size-asian="15.75pt" style:font-weight-asian="normal" style:font-size-complex="18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o de Site</text:p>
      <text:p text:style-name="P4"/>
      <text:p text:style-name="P5">Tema: <text:span text:style-name="T1">Sites de notícias sobre anime</text:span></text:p>
      <text:p text:style-name="P5"><text:span text:style-name="T1"/></text:p>
      <text:p text:style-name="P6">Farei um site com notícias sobre animes e mangás com notícias como “o fim de Jujutsu Kaisen”, o retorno Dragon Ball em “Dragon Ball Daima”.</text:p>
      <text:p text:style-name="P7"/>
      <text:p text:style-name="P5">Levantamento de dados: </text:p>
      <text:p text:style-name="P5"/>
      <text:p text:style-name="P8"><text:span text:style-name="T2">M</text:span>eu site deverá <text:span text:style-name="T2">ter:</text:span></text:p>
      <text:list xml:id="list3432071096" text:style-name="L3">
        <text:list-item>
          <text:p text:style-name="P2"><text:span text:style-name="T3">aba</text:span><text:span text:style-name="T4"> </text:span><text:span text:style-name="T3">de pesquisa;</text:span><text:span text:style-name="T4"> </text:span></text:p>
        </text:list-item>
        <text:list-item>
          <text:p text:style-name="P2"><text:span text:style-name="T4">informações </text:span><text:span text:style-name="T3">sobre os animes e mangás;</text:span></text:p>
        </text:list-item>
        <text:list-item>
          <text:p text:style-name="P2"><text:span text:style-name="T3">aba de recomendados;</text:span></text:p>
        </text:list-item>
        <text:list-item>
          <text:p text:style-name="P2"><text:span text:style-name="T3">entre outras coisas.</text:span></text:p>
        </text:list-item>
      </text:list>
      <text:p text:style-name="P7"/>
      <text:p text:style-name="P7">A primeira página <text:span text:style-name="T2">terá notícias recomendadas, barra de pesquisa, no topo links para outras abas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omic Sans MS" svg:font-family="'Comic Sans MS'" style:font-family-generic="script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6:43:41.301922333</meta:creation-date>
    <dc:date>2024-10-02T17:47:59.598869998</dc:date>
    <meta:editing-duration>PT55M8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10" meta:word-count="75" meta:character-count="425" meta:non-whitespace-character-count="362"/>
  </office:meta>
</office:document-meta>
</file>